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Hyperlink" style:data-style-name="N0">
      <style:table-cell-properties fo:border="thin solid #000000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13.5819444444444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est CaseNo</text:p>
          </table:table-cell>
          <table:table-cell office:value-type="string" table:style-name="ce2">
            <text:p>Details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st CaseNo100001</text:p>
          </table:table-cell>
          <table:table-cell office:value-type="string" table:style-name="ce4">
            <text:p>Validate the tool-tip” abhibus.com - India's Fastest Online bus ticket booking site”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st CaseNo100016</text:p>
          </table:table-cell>
          <table:table-cell office:value-type="string" table:style-name="ce3">
            <text:p>Validate the OnwardJourney Sourc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st CaseNo100017</text:p>
          </table:table-cell>
          <table:table-cell office:value-type="string" table:style-name="ce3">
            <text:p>Validate the OnwardJourney BoardingPoint Addres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st CaseNo100018</text:p>
          </table:table-cell>
          <table:table-cell office:value-type="string" table:style-name="ce3">
            <text:p>Validate the ReturnJourney Sourc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st CaseNo100019</text:p>
          </table:table-cell>
          <table:table-cell office:value-type="string" table:style-name="ce3">
            <text:p>Validate the ReturnJourney BoardingPoint Addres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st CaseNo100020</text:p>
          </table:table-cell>
          <table:table-cell office:value-type="string" table:style-name="ce5">
            <text:p>Validate the Net Payable Amount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Shyam Emmadi</meta:initial-creator>
    <dc:creator>Shyam Emmadi</dc:creator>
    <meta:creation-date>2019-02-11T06:48:57Z</meta:creation-date>
    <dc:date>2019-02-11T07:36:47Z</dc:date>
  </office:meta>
</office:document-meta>
</file>